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Planilha1.C1"/>
      <style:map style:condition="cell-content()&gt;0" style:apply-style-name="Sem_20_título1" style:base-cell-address="Planilha1.C1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default-cell-style-name="ce17"/>
        <table:table-column table:style-name="co2" table:default-cell-style-name="ce25"/>
        <table:table-column table:style-name="co2" table:default-cell-style-name="ce33"/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9" table:formula="of:=BIN2HEX(CONCATENATE([.C8];[.C7];[.C6];[.C5];[.C4];[.C3];[.C2];[.C1]);2)" office:value-type="string" office:string-value="FF" calcext:value-type="string">
            <text:p>FF</text:p>
          </table:table-cell>
          <table:table-cell table:style-name="ce9" table:formula="of:=BIN2HEX(CONCATENATE([.D8];[.D7];[.D6];[.D5];[.D4];[.D3];[.D2];[.D1]);2)" office:value-type="string" office:string-value="81" calcext:value-type="string">
            <text:p>81</text:p>
          </table:table-cell>
          <table:table-cell table:style-name="ce9" table:formula="of:=BIN2HEX(CONCATENATE([.E8];[.E7];[.E6];[.E5];[.E4];[.E3];[.E2];[.E1]);2)" office:value-type="string" office:string-value="81" calcext:value-type="string">
            <text:p>81</text:p>
          </table:table-cell>
          <table:table-cell table:style-name="ce9" table:formula="of:=BIN2HEX(CONCATENATE([.F8];[.F7];[.F6];[.F5];[.F4];[.F3];[.F2];[.F1]);2)" office:value-type="string" office:string-value="FF" calcext:value-type="string">
            <text:p>FF</text:p>
          </table:table-cell>
        </table:table-row>
        <calcext:conditional-formats>
          <calcext:conditional-format calcext:target-range-address="Planilha1.C1:Planilha1.C1">
            <calcext:condition calcext:apply-style-name="Default" calcext:value="=0" calcext:base-cell-address="Planilha1.C1"/>
            <calcext:condition calcext:apply-style-name="Sem título1" calcext:value="&gt;0" calcext:base-cell-address="Planilha1.C1"/>
          </calcext:conditional-format>
          <calcext:conditional-format calcext:target-range-address="Planilha1.D1:Planilha1.D1">
            <calcext:condition calcext:apply-style-name="Default" calcext:value="=0" calcext:base-cell-address="Planilha1.D1"/>
            <calcext:condition calcext:apply-style-name="Sem título1" calcext:value="&gt;0" calcext:base-cell-address="Planilha1.D1"/>
          </calcext:conditional-format>
          <calcext:conditional-format calcext:target-range-address="Planilha1.E1:Planilha1.E1">
            <calcext:condition calcext:apply-style-name="Default" calcext:value="=0" calcext:base-cell-address="Planilha1.E1"/>
            <calcext:condition calcext:apply-style-name="Sem título1" calcext:value="&gt;0" calcext:base-cell-address="Planilha1.E1"/>
          </calcext:conditional-format>
          <calcext:conditional-format calcext:target-range-address="Planilha1.F1:Planilha1.F1">
            <calcext:condition calcext:apply-style-name="Default" calcext:value="=0" calcext:base-cell-address="Planilha1.F1"/>
            <calcext:condition calcext:apply-style-name="Sem título1" calcext:value="&gt;0" calcext:base-cell-address="Planilha1.F1"/>
          </calcext:conditional-format>
          <calcext:conditional-format calcext:target-range-address="Planilha1.C2:Planilha1.C2">
            <calcext:condition calcext:apply-style-name="Default" calcext:value="=0" calcext:base-cell-address="Planilha1.C2"/>
            <calcext:condition calcext:apply-style-name="Sem título1" calcext:value="&gt;0" calcext:base-cell-address="Planilha1.C2"/>
          </calcext:conditional-format>
          <calcext:conditional-format calcext:target-range-address="Planilha1.D2:Planilha1.D2">
            <calcext:condition calcext:apply-style-name="Default" calcext:value="=0" calcext:base-cell-address="Planilha1.D2"/>
            <calcext:condition calcext:apply-style-name="Sem título1" calcext:value="&gt;0" calcext:base-cell-address="Planilha1.D2"/>
          </calcext:conditional-format>
          <calcext:conditional-format calcext:target-range-address="Planilha1.E2:Planilha1.E2">
            <calcext:condition calcext:apply-style-name="Default" calcext:value="=0" calcext:base-cell-address="Planilha1.E2"/>
            <calcext:condition calcext:apply-style-name="Sem título1" calcext:value="&gt;0" calcext:base-cell-address="Planilha1.E2"/>
          </calcext:conditional-format>
          <calcext:conditional-format calcext:target-range-address="Planilha1.F2:Planilha1.F2">
            <calcext:condition calcext:apply-style-name="Default" calcext:value="=0" calcext:base-cell-address="Planilha1.F2"/>
            <calcext:condition calcext:apply-style-name="Sem título1" calcext:value="&gt;0" calcext:base-cell-address="Planilha1.F2"/>
          </calcext:conditional-format>
          <calcext:conditional-format calcext:target-range-address="Planilha1.C3:Planilha1.C3">
            <calcext:condition calcext:apply-style-name="Default" calcext:value="=0" calcext:base-cell-address="Planilha1.C3"/>
            <calcext:condition calcext:apply-style-name="Sem título1" calcext:value="&gt;0" calcext:base-cell-address="Planilha1.C3"/>
          </calcext:conditional-format>
          <calcext:conditional-format calcext:target-range-address="Planilha1.D3:Planilha1.D3">
            <calcext:condition calcext:apply-style-name="Default" calcext:value="=0" calcext:base-cell-address="Planilha1.D3"/>
            <calcext:condition calcext:apply-style-name="Sem título1" calcext:value="&gt;0" calcext:base-cell-address="Planilha1.D3"/>
          </calcext:conditional-format>
          <calcext:conditional-format calcext:target-range-address="Planilha1.E3:Planilha1.E3">
            <calcext:condition calcext:apply-style-name="Default" calcext:value="=0" calcext:base-cell-address="Planilha1.E3"/>
            <calcext:condition calcext:apply-style-name="Sem título1" calcext:value="&gt;0" calcext:base-cell-address="Planilha1.E3"/>
          </calcext:conditional-format>
          <calcext:conditional-format calcext:target-range-address="Planilha1.F3:Planilha1.F3">
            <calcext:condition calcext:apply-style-name="Default" calcext:value="=0" calcext:base-cell-address="Planilha1.F3"/>
            <calcext:condition calcext:apply-style-name="Sem título1" calcext:value="&gt;0" calcext:base-cell-address="Planilha1.F3"/>
          </calcext:conditional-format>
          <calcext:conditional-format calcext:target-range-address="Planilha1.C4:Planilha1.C4">
            <calcext:condition calcext:apply-style-name="Default" calcext:value="=0" calcext:base-cell-address="Planilha1.C4"/>
            <calcext:condition calcext:apply-style-name="Sem título1" calcext:value="&gt;0" calcext:base-cell-address="Planilha1.C4"/>
          </calcext:conditional-format>
          <calcext:conditional-format calcext:target-range-address="Planilha1.D4:Planilha1.D4">
            <calcext:condition calcext:apply-style-name="Default" calcext:value="=0" calcext:base-cell-address="Planilha1.D4"/>
            <calcext:condition calcext:apply-style-name="Sem título1" calcext:value="&gt;0" calcext:base-cell-address="Planilha1.D4"/>
          </calcext:conditional-format>
          <calcext:conditional-format calcext:target-range-address="Planilha1.E4:Planilha1.E4">
            <calcext:condition calcext:apply-style-name="Default" calcext:value="=0" calcext:base-cell-address="Planilha1.E4"/>
            <calcext:condition calcext:apply-style-name="Sem título1" calcext:value="&gt;0" calcext:base-cell-address="Planilha1.E4"/>
          </calcext:conditional-format>
          <calcext:conditional-format calcext:target-range-address="Planilha1.F4:Planilha1.F4">
            <calcext:condition calcext:apply-style-name="Default" calcext:value="=0" calcext:base-cell-address="Planilha1.F4"/>
            <calcext:condition calcext:apply-style-name="Sem título1" calcext:value="&gt;0" calcext:base-cell-address="Planilha1.F4"/>
          </calcext:conditional-format>
          <calcext:conditional-format calcext:target-range-address="Planilha1.C5:Planilha1.C5">
            <calcext:condition calcext:apply-style-name="Default" calcext:value="=0" calcext:base-cell-address="Planilha1.C5"/>
            <calcext:condition calcext:apply-style-name="Sem título1" calcext:value="&gt;0" calcext:base-cell-address="Planilha1.C5"/>
          </calcext:conditional-format>
          <calcext:conditional-format calcext:target-range-address="Planilha1.D5:Planilha1.D5">
            <calcext:condition calcext:apply-style-name="Default" calcext:value="=0" calcext:base-cell-address="Planilha1.D5"/>
            <calcext:condition calcext:apply-style-name="Sem título1" calcext:value="&gt;0" calcext:base-cell-address="Planilha1.D5"/>
          </calcext:conditional-format>
          <calcext:conditional-format calcext:target-range-address="Planilha1.E5:Planilha1.E5">
            <calcext:condition calcext:apply-style-name="Default" calcext:value="=0" calcext:base-cell-address="Planilha1.E5"/>
            <calcext:condition calcext:apply-style-name="Sem título1" calcext:value="&gt;0" calcext:base-cell-address="Planilha1.E5"/>
          </calcext:conditional-format>
          <calcext:conditional-format calcext:target-range-address="Planilha1.F5:Planilha1.F5">
            <calcext:condition calcext:apply-style-name="Default" calcext:value="=0" calcext:base-cell-address="Planilha1.F5"/>
            <calcext:condition calcext:apply-style-name="Sem título1" calcext:value="&gt;0" calcext:base-cell-address="Planilha1.F5"/>
          </calcext:conditional-format>
          <calcext:conditional-format calcext:target-range-address="Planilha1.C6:Planilha1.C6">
            <calcext:condition calcext:apply-style-name="Default" calcext:value="=0" calcext:base-cell-address="Planilha1.C6"/>
            <calcext:condition calcext:apply-style-name="Sem título1" calcext:value="&gt;0" calcext:base-cell-address="Planilha1.C6"/>
          </calcext:conditional-format>
          <calcext:conditional-format calcext:target-range-address="Planilha1.D6:Planilha1.D6">
            <calcext:condition calcext:apply-style-name="Default" calcext:value="=0" calcext:base-cell-address="Planilha1.D6"/>
            <calcext:condition calcext:apply-style-name="Sem título1" calcext:value="&gt;0" calcext:base-cell-address="Planilha1.D6"/>
          </calcext:conditional-format>
          <calcext:conditional-format calcext:target-range-address="Planilha1.E6:Planilha1.E6">
            <calcext:condition calcext:apply-style-name="Default" calcext:value="=0" calcext:base-cell-address="Planilha1.E6"/>
            <calcext:condition calcext:apply-style-name="Sem título1" calcext:value="&gt;0" calcext:base-cell-address="Planilha1.E6"/>
          </calcext:conditional-format>
          <calcext:conditional-format calcext:target-range-address="Planilha1.F6:Planilha1.F6">
            <calcext:condition calcext:apply-style-name="Default" calcext:value="=0" calcext:base-cell-address="Planilha1.F6"/>
            <calcext:condition calcext:apply-style-name="Sem título1" calcext:value="&gt;0" calcext:base-cell-address="Planilha1.F6"/>
          </calcext:conditional-format>
          <calcext:conditional-format calcext:target-range-address="Planilha1.C7:Planilha1.C7">
            <calcext:condition calcext:apply-style-name="Default" calcext:value="=0" calcext:base-cell-address="Planilha1.C7"/>
            <calcext:condition calcext:apply-style-name="Sem título1" calcext:value="&gt;0" calcext:base-cell-address="Planilha1.C7"/>
          </calcext:conditional-format>
          <calcext:conditional-format calcext:target-range-address="Planilha1.D7:Planilha1.D7">
            <calcext:condition calcext:apply-style-name="Default" calcext:value="=0" calcext:base-cell-address="Planilha1.D7"/>
            <calcext:condition calcext:apply-style-name="Sem título1" calcext:value="&gt;0" calcext:base-cell-address="Planilha1.D7"/>
          </calcext:conditional-format>
          <calcext:conditional-format calcext:target-range-address="Planilha1.E7:Planilha1.E7">
            <calcext:condition calcext:apply-style-name="Default" calcext:value="=0" calcext:base-cell-address="Planilha1.E7"/>
            <calcext:condition calcext:apply-style-name="Sem título1" calcext:value="&gt;0" calcext:base-cell-address="Planilha1.E7"/>
          </calcext:conditional-format>
          <calcext:conditional-format calcext:target-range-address="Planilha1.F7:Planilha1.F7">
            <calcext:condition calcext:apply-style-name="Default" calcext:value="=0" calcext:base-cell-address="Planilha1.F7"/>
            <calcext:condition calcext:apply-style-name="Sem título1" calcext:value="&gt;0" calcext:base-cell-address="Planilha1.F7"/>
          </calcext:conditional-format>
          <calcext:conditional-format calcext:target-range-address="Planilha1.C8:Planilha1.C8">
            <calcext:condition calcext:apply-style-name="Default" calcext:value="=0" calcext:base-cell-address="Planilha1.C8"/>
            <calcext:condition calcext:apply-style-name="Sem título1" calcext:value="&gt;0" calcext:base-cell-address="Planilha1.C8"/>
          </calcext:conditional-format>
          <calcext:conditional-format calcext:target-range-address="Planilha1.D8:Planilha1.D8">
            <calcext:condition calcext:apply-style-name="Default" calcext:value="=0" calcext:base-cell-address="Planilha1.D8"/>
            <calcext:condition calcext:apply-style-name="Sem título1" calcext:value="&gt;0" calcext:base-cell-address="Planilha1.D8"/>
          </calcext:conditional-format>
          <calcext:conditional-format calcext:target-range-address="Planilha1.E8:Planilha1.E8">
            <calcext:condition calcext:apply-style-name="Default" calcext:value="=0" calcext:base-cell-address="Planilha1.E8"/>
            <calcext:condition calcext:apply-style-name="Sem título1" calcext:value="&gt;0" calcext:base-cell-address="Planilha1.E8"/>
          </calcext:conditional-format>
          <calcext:conditional-format calcext:target-range-address="Planilha1.F8:Planilha1.F8">
            <calcext:condition calcext:apply-style-name="Default" calcext:value="=0" calcext:base-cell-address="Planilha1.F8"/>
            <calcext:condition calcext:apply-style-name="Sem título1" calcext:value="&gt;0" calcext:base-cell-address="Planilha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26:10.757335749</meta:creation-date>
    <dc:date>2015-03-06T15:40:48.189521844</dc:date>
    <meta:editing-duration>PT6M24S</meta:editing-duration>
    <meta:editing-cycles>5</meta:editing-cycles>
    <meta:generator>LibreOffice/4.1.5.3$Linux_X86_64 LibreOffice_project/1c1366bba2ba2b554cd2ca4d87c06da81c05d24</meta:generator>
    <meta:document-statistic meta:table-count="1" meta:cell-count="36" meta:object-count="0"/>
  </office:meta>
</office:document-meta>
</file>